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76mps-Elbow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3.8815" calcext:value-type="float">
            <text:p>53.88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005" calcext:value-type="float">
            <text:p>0.01005</text:p>
          </table:table-cell>
          <table:table-cell office:value-type="float" office:value="48.4614" calcext:value-type="float">
            <text:p>48.4614</text:p>
          </table:table-cell>
          <table:table-cell office:value-type="float" office:value="50.4467" calcext:value-type="float">
            <text:p>50.4467</text:p>
          </table:table-cell>
          <table:table-cell office:value-type="float" office:value="4.27625E-017" calcext:value-type="float">
            <text:p>4.27625E-17</text:p>
          </table:table-cell>
          <table:table-cell table:number-columns-repeated="3"/>
          <table:table-cell table:formula="of:=MIN([.F3:.F56])" office:value-type="float" office:value="-610.985074626869" calcext:value-type="float">
            <text:p>-610.9850746269</text:p>
          </table:table-cell>
          <table:table-cell table:formula="of:=MIN([.G3:.G56])" office:value-type="float" office:value="-624.557213930352" calcext:value-type="float">
            <text:p>-624.5572139304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49.3656" calcext:value-type="float">
            <text:p>49.3656</text:p>
          </table:table-cell>
          <table:table-cell office:value-type="float" office:value="50.6264" calcext:value-type="float">
            <text:p>50.6264</text:p>
          </table:table-cell>
          <table:table-cell office:value-type="float" office:value="3.4651E-017" calcext:value-type="float">
            <text:p>3.4651E-17</text:p>
          </table:table-cell>
          <table:table-cell/>
          <table:table-cell table:formula="of:=([.B4]-[.B3])/([.A4]-[.A3])" office:value-type="float" office:value="91.3333333333336" calcext:value-type="float">
            <text:p>91.3333333333</text:p>
          </table:table-cell>
          <table:table-cell table:formula="of:=([.C4]-[.C3])/([.A4]-[.A3])" office:value-type="float" office:value="18.1515151515148" calcext:value-type="float">
            <text:p>18.1515151515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9.1494" calcext:value-type="float">
            <text:p>49.1494</text:p>
          </table:table-cell>
          <table:table-cell office:value-type="float" office:value="50.2895" calcext:value-type="float">
            <text:p>50.2895</text:p>
          </table:table-cell>
          <table:table-cell office:value-type="float" office:value="3.32297E-017" calcext:value-type="float">
            <text:p>3.32297E-17</text:p>
          </table:table-cell>
          <table:table-cell/>
          <table:table-cell table:formula="of:=([.B5]-[.B4])/([.A5]-[.A4])" office:value-type="float" office:value="-21.5124378109453" calcext:value-type="float">
            <text:p>-21.5124378109</text:p>
          </table:table-cell>
          <table:table-cell table:formula="of:=([.C5]-[.C4])/([.A5]-[.A4])" office:value-type="float" office:value="-33.5223880597015" calcext:value-type="float">
            <text:p>-33.5223880597</text:p>
          </table:table-cell>
          <table:table-cell table:number-columns-repeated="2"/>
        </table:table-row>
        <table:table-row table:style-name="ro1">
          <table:table-cell office:value-type="float" office:value="0.04005" calcext:value-type="float">
            <text:p>0.04005</text:p>
          </table:table-cell>
          <table:table-cell office:value-type="float" office:value="49.1822" calcext:value-type="float">
            <text:p>49.1822</text:p>
          </table:table-cell>
          <table:table-cell office:value-type="float" office:value="50.2298" calcext:value-type="float">
            <text:p>50.2298</text:p>
          </table:table-cell>
          <table:table-cell office:value-type="float" office:value="3.30545E-017" calcext:value-type="float">
            <text:p>3.30545E-17</text:p>
          </table:table-cell>
          <table:table-cell/>
          <table:table-cell table:formula="of:=([.B6]-[.B5])/([.A6]-[.A5])" office:value-type="float" office:value="3.26368159203997" calcext:value-type="float">
            <text:p>3.263681592</text:p>
          </table:table-cell>
          <table:table-cell table:formula="of:=([.C6]-[.C5])/([.A6]-[.A5])" office:value-type="float" office:value="-5.94029850746263" calcext:value-type="float">
            <text:p>-5.9402985075</text:p>
          </table:table-cell>
          <table:table-cell table:number-columns-repeated="2"/>
        </table:table-row>
        <table:table-row table:style-name="ro1">
          <table:table-cell office:value-type="float" office:value="0.04995" calcext:value-type="float">
            <text:p>0.04995</text:p>
          </table:table-cell>
          <table:table-cell office:value-type="float" office:value="49.0512" calcext:value-type="float">
            <text:p>49.0512</text:p>
          </table:table-cell>
          <table:table-cell office:value-type="float" office:value="50.0794" calcext:value-type="float">
            <text:p>50.0794</text:p>
          </table:table-cell>
          <table:table-cell office:value-type="float" office:value="3.30994E-017" calcext:value-type="float">
            <text:p>3.30994E-17</text:p>
          </table:table-cell>
          <table:table-cell/>
          <table:table-cell table:formula="of:=([.B7]-[.B6])/([.A7]-[.A6])" office:value-type="float" office:value="-13.2323232323233" calcext:value-type="float">
            <text:p>-13.2323232323</text:p>
          </table:table-cell>
          <table:table-cell table:formula="of:=([.C7]-[.C6])/([.A7]-[.A6])" office:value-type="float" office:value="-15.191919191919" calcext:value-type="float">
            <text:p>-15.1919191919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9.0202" calcext:value-type="float">
            <text:p>49.0202</text:p>
          </table:table-cell>
          <table:table-cell office:value-type="float" office:value="50.0877" calcext:value-type="float">
            <text:p>50.0877</text:p>
          </table:table-cell>
          <table:table-cell office:value-type="float" office:value="3.30883E-017" calcext:value-type="float">
            <text:p>3.30883E-17</text:p>
          </table:table-cell>
          <table:table-cell/>
          <table:table-cell table:formula="of:=([.B8]-[.B7])/([.A8]-[.A7])" office:value-type="float" office:value="-3.08457711442774" calcext:value-type="float">
            <text:p>-3.0845771144</text:p>
          </table:table-cell>
          <table:table-cell table:formula="of:=([.C8]-[.C7])/([.A8]-[.A7])" office:value-type="float" office:value="0.825870646766012" calcext:value-type="float">
            <text:p>0.8258706468</text:p>
          </table:table-cell>
          <table:table-cell table:number-columns-repeated="2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49.0779" calcext:value-type="float">
            <text:p>49.0779</text:p>
          </table:table-cell>
          <table:table-cell office:value-type="float" office:value="50.136" calcext:value-type="float">
            <text:p>50.136</text:p>
          </table:table-cell>
          <table:table-cell office:value-type="float" office:value="3.30914E-017" calcext:value-type="float">
            <text:p>3.30914E-17</text:p>
          </table:table-cell>
          <table:table-cell/>
          <table:table-cell table:formula="of:=([.B9]-[.B8])/([.A9]-[.A8])" office:value-type="float" office:value="5.74129353233801" calcext:value-type="float">
            <text:p>5.7412935323</text:p>
          </table:table-cell>
          <table:table-cell table:formula="of:=([.C9]-[.C8])/([.A9]-[.A8])" office:value-type="float" office:value="4.8059701492542" calcext:value-type="float">
            <text:p>4.8059701493</text:p>
          </table:table-cell>
          <table:table-cell table:number-columns-repeated="2"/>
        </table:table-row>
        <table:table-row table:style-name="ro1">
          <table:table-cell office:value-type="float" office:value="0.07995" calcext:value-type="float">
            <text:p>0.07995</text:p>
          </table:table-cell>
          <table:table-cell office:value-type="float" office:value="49.0782" calcext:value-type="float">
            <text:p>49.0782</text:p>
          </table:table-cell>
          <table:table-cell office:value-type="float" office:value="50.136" calcext:value-type="float">
            <text:p>50.136</text:p>
          </table:table-cell>
          <table:table-cell office:value-type="float" office:value="3.30923E-017" calcext:value-type="float">
            <text:p>3.30923E-17</text:p>
          </table:table-cell>
          <table:table-cell/>
          <table:table-cell table:formula="of:=([.B10]-[.B9])/([.A10]-[.A9])" office:value-type="float" office:value="0.0303030303033185" calcext:value-type="float">
            <text:p>0.0303030303</text:p>
          </table:table-cell>
          <table:table-cell table:formula="of:=([.C10]-[.C9])/([.A10]-[.A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9.0727" calcext:value-type="float">
            <text:p>49.0727</text:p>
          </table:table-cell>
          <table:table-cell office:value-type="float" office:value="50.1317" calcext:value-type="float">
            <text:p>50.1317</text:p>
          </table:table-cell>
          <table:table-cell office:value-type="float" office:value="3.30946E-017" calcext:value-type="float">
            <text:p>3.30946E-17</text:p>
          </table:table-cell>
          <table:table-cell/>
          <table:table-cell table:formula="of:=([.B11]-[.B10])/([.A11]-[.A10])" office:value-type="float" office:value="-0.547263681592532" calcext:value-type="float">
            <text:p>-0.5472636816</text:p>
          </table:table-cell>
          <table:table-cell table:formula="of:=([.C11]-[.C10])/([.A11]-[.A10])" office:value-type="float" office:value="-0.427860696517477" calcext:value-type="float">
            <text:p>-0.4278606965</text:p>
          </table:table-cell>
          <table:table-cell table:number-columns-repeated="2"/>
        </table:table-row>
        <table:table-row table:style-name="ro1">
          <table:table-cell office:value-type="float" office:value="0.10005" calcext:value-type="float">
            <text:p>0.10005</text:p>
          </table:table-cell>
          <table:table-cell office:value-type="float" office:value="48.7528" calcext:value-type="float">
            <text:p>48.7528</text:p>
          </table:table-cell>
          <table:table-cell office:value-type="float" office:value="49.8278" calcext:value-type="float">
            <text:p>49.8278</text:p>
          </table:table-cell>
          <table:table-cell office:value-type="float" office:value="3.31616E-017" calcext:value-type="float">
            <text:p>3.31616E-17</text:p>
          </table:table-cell>
          <table:table-cell/>
          <table:table-cell table:formula="of:=([.B12]-[.B11])/([.A12]-[.A11])" office:value-type="float" office:value="-31.8308457711439" calcext:value-type="float">
            <text:p>-31.8308457711</text:p>
          </table:table-cell>
          <table:table-cell table:formula="of:=([.C12]-[.C11])/([.A12]-[.A11])" office:value-type="float" office:value="-30.2388059701491" calcext:value-type="float">
            <text:p>-30.2388059701</text:p>
          </table:table-cell>
          <table:table-cell table:number-columns-repeated="2"/>
        </table:table-row>
        <table:table-row table:style-name="ro1">
          <table:table-cell office:value-type="float" office:value="0.10995" calcext:value-type="float">
            <text:p>0.10995</text:p>
          </table:table-cell>
          <table:table-cell office:value-type="float" office:value="48.872" calcext:value-type="float">
            <text:p>48.872</text:p>
          </table:table-cell>
          <table:table-cell office:value-type="float" office:value="49.9092" calcext:value-type="float">
            <text:p>49.9092</text:p>
          </table:table-cell>
          <table:table-cell office:value-type="float" office:value="3.31086E-017" calcext:value-type="float">
            <text:p>3.31086E-17</text:p>
          </table:table-cell>
          <table:table-cell/>
          <table:table-cell table:formula="of:=([.B13]-[.B12])/([.A13]-[.A12])" office:value-type="float" office:value="12.040404040404" calcext:value-type="float">
            <text:p>12.0404040404</text:p>
          </table:table-cell>
          <table:table-cell table:formula="of:=([.C13]-[.C12])/([.A13]-[.A12])" office:value-type="float" office:value="8.22222222222173" calcext:value-type="float">
            <text:p>8.2222222222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8.9219" calcext:value-type="float">
            <text:p>48.9219</text:p>
          </table:table-cell>
          <table:table-cell office:value-type="float" office:value="49.9737" calcext:value-type="float">
            <text:p>49.9737</text:p>
          </table:table-cell>
          <table:table-cell office:value-type="float" office:value="3.31122E-017" calcext:value-type="float">
            <text:p>3.31122E-17</text:p>
          </table:table-cell>
          <table:table-cell/>
          <table:table-cell table:formula="of:=([.B14]-[.B13])/([.A14]-[.A13])" office:value-type="float" office:value="4.96517412935333" calcext:value-type="float">
            <text:p>4.9651741294</text:p>
          </table:table-cell>
          <table:table-cell table:formula="of:=([.C14]-[.C13])/([.A14]-[.A13])" office:value-type="float" office:value="6.41791044776144" calcext:value-type="float">
            <text:p>6.4179104478</text:p>
          </table:table-cell>
          <table:table-cell table:number-columns-repeated="2"/>
        </table:table-row>
        <table:table-row table:style-name="ro1">
          <table:table-cell office:value-type="float" office:value="0.13005" calcext:value-type="float">
            <text:p>0.13005</text:p>
          </table:table-cell>
          <table:table-cell office:value-type="float" office:value="48.9275" calcext:value-type="float">
            <text:p>48.9275</text:p>
          </table:table-cell>
          <table:table-cell office:value-type="float" office:value="49.98" calcext:value-type="float">
            <text:p>49.98</text:p>
          </table:table-cell>
          <table:table-cell office:value-type="float" office:value="3.31137E-017" calcext:value-type="float">
            <text:p>3.31137E-17</text:p>
          </table:table-cell>
          <table:table-cell/>
          <table:table-cell table:formula="of:=([.B15]-[.B14])/([.A15]-[.A14])" office:value-type="float" office:value="0.557213930348374" calcext:value-type="float">
            <text:p>0.5572139303</text:p>
          </table:table-cell>
          <table:table-cell table:formula="of:=([.C15]-[.C14])/([.A15]-[.A14])" office:value-type="float" office:value="0.62686567164139" calcext:value-type="float">
            <text:p>0.6268656716</text:p>
          </table:table-cell>
          <table:table-cell table:number-columns-repeated="2"/>
        </table:table-row>
        <table:table-row table:style-name="ro1">
          <table:table-cell office:value-type="float" office:value="0.13995" calcext:value-type="float">
            <text:p>0.13995</text:p>
          </table:table-cell>
          <table:table-cell office:value-type="float" office:value="48.9285" calcext:value-type="float">
            <text:p>48.9285</text:p>
          </table:table-cell>
          <table:table-cell office:value-type="float" office:value="49.981" calcext:value-type="float">
            <text:p>49.981</text:p>
          </table:table-cell>
          <table:table-cell office:value-type="float" office:value="3.31134E-017" calcext:value-type="float">
            <text:p>3.31134E-17</text:p>
          </table:table-cell>
          <table:table-cell/>
          <table:table-cell table:formula="of:=([.B16]-[.B15])/([.A16]-[.A15])" office:value-type="float" office:value="0.101010101009865" calcext:value-type="float">
            <text:p>0.101010101</text:p>
          </table:table-cell>
          <table:table-cell table:formula="of:=([.C16]-[.C15])/([.A16]-[.A15])" office:value-type="float" office:value="0.101010101010583" calcext:value-type="float">
            <text:p>0.101010101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.928" calcext:value-type="float">
            <text:p>48.928</text:p>
          </table:table-cell>
          <table:table-cell office:value-type="float" office:value="49.9807" calcext:value-type="float">
            <text:p>49.9807</text:p>
          </table:table-cell>
          <table:table-cell office:value-type="float" office:value="3.3113E-017" calcext:value-type="float">
            <text:p>3.3113E-17</text:p>
          </table:table-cell>
          <table:table-cell/>
          <table:table-cell table:formula="of:=([.B17]-[.B16])/([.A17]-[.A16])" office:value-type="float" office:value="-0.0497512437813322" calcext:value-type="float">
            <text:p>-0.0497512438</text:p>
          </table:table-cell>
          <table:table-cell table:formula="of:=([.C17]-[.C16])/([.A17]-[.A16])" office:value-type="float" office:value="-0.0298507462689407" calcext:value-type="float">
            <text:p>-0.0298507463</text:p>
          </table:table-cell>
          <table:table-cell table:number-columns-repeated="2"/>
        </table:table-row>
        <table:table-row table:style-name="ro1">
          <table:table-cell office:value-type="float" office:value="0.16005" calcext:value-type="float">
            <text:p>0.16005</text:p>
          </table:table-cell>
          <table:table-cell office:value-type="float" office:value="48.9298" calcext:value-type="float">
            <text:p>48.9298</text:p>
          </table:table-cell>
          <table:table-cell office:value-type="float" office:value="49.9822" calcext:value-type="float">
            <text:p>49.9822</text:p>
          </table:table-cell>
          <table:table-cell office:value-type="float" office:value="3.31131E-017" calcext:value-type="float">
            <text:p>3.31131E-17</text:p>
          </table:table-cell>
          <table:table-cell/>
          <table:table-cell table:formula="of:=([.B18]-[.B17])/([.A18]-[.A17])" office:value-type="float" office:value="0.179104477612229" calcext:value-type="float">
            <text:p>0.1791044776</text:p>
          </table:table-cell>
          <table:table-cell table:formula="of:=([.C18]-[.C17])/([.A18]-[.A17])" office:value-type="float" office:value="0.149253731343289" calcext:value-type="float">
            <text:p>0.1492537313</text:p>
          </table:table-cell>
          <table:table-cell table:number-columns-repeated="2"/>
        </table:table-row>
        <table:table-row table:style-name="ro1">
          <table:table-cell office:value-type="float" office:value="0.16995" calcext:value-type="float">
            <text:p>0.16995</text:p>
          </table:table-cell>
          <table:table-cell office:value-type="float" office:value="48.9276" calcext:value-type="float">
            <text:p>48.9276</text:p>
          </table:table-cell>
          <table:table-cell office:value-type="float" office:value="49.98" calcext:value-type="float">
            <text:p>49.98</text:p>
          </table:table-cell>
          <table:table-cell office:value-type="float" office:value="3.31117E-017" calcext:value-type="float">
            <text:p>3.31117E-17</text:p>
          </table:table-cell>
          <table:table-cell/>
          <table:table-cell table:formula="of:=([.B19]-[.B18])/([.A19]-[.A18])" office:value-type="float" office:value="-0.222222222222422" calcext:value-type="float">
            <text:p>-0.2222222222</text:p>
          </table:table-cell>
          <table:table-cell table:formula="of:=([.C19]-[.C18])/([.A19]-[.A18])" office:value-type="float" office:value="-0.222222222222422" calcext:value-type="float">
            <text:p>-0.2222222222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8.9261" calcext:value-type="float">
            <text:p>48.9261</text:p>
          </table:table-cell>
          <table:table-cell office:value-type="float" office:value="49.9784" calcext:value-type="float">
            <text:p>49.9784</text:p>
          </table:table-cell>
          <table:table-cell office:value-type="float" office:value="3.31129E-017" calcext:value-type="float">
            <text:p>3.31129E-17</text:p>
          </table:table-cell>
          <table:table-cell/>
          <table:table-cell table:formula="of:=([.B20]-[.B19])/([.A20]-[.A19])" office:value-type="float" office:value="-0.14925373134329" calcext:value-type="float">
            <text:p>-0.1492537313</text:p>
          </table:table-cell>
          <table:table-cell table:formula="of:=([.C20]-[.C19])/([.A20]-[.A19])" office:value-type="float" office:value="-0.159203980099132" calcext:value-type="float">
            <text:p>-0.1592039801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48.9286" calcext:value-type="float">
            <text:p>48.9286</text:p>
          </table:table-cell>
          <table:table-cell office:value-type="float" office:value="49.9813" calcext:value-type="float">
            <text:p>49.9813</text:p>
          </table:table-cell>
          <table:table-cell office:value-type="float" office:value="3.31122E-017" calcext:value-type="float">
            <text:p>3.31122E-17</text:p>
          </table:table-cell>
          <table:table-cell/>
          <table:table-cell table:formula="of:=([.B21]-[.B20])/([.A21]-[.A20])" office:value-type="float" office:value="0.248756218905953" calcext:value-type="float">
            <text:p>0.2487562189</text:p>
          </table:table-cell>
          <table:table-cell table:formula="of:=([.C21]-[.C20])/([.A21]-[.A20])" office:value-type="float" office:value="0.288557213930028" calcext:value-type="float">
            <text:p>0.2885572139</text:p>
          </table:table-cell>
          <table:table-cell table:number-columns-repeated="2"/>
        </table:table-row>
        <table:table-row table:style-name="ro1">
          <table:table-cell office:value-type="float" office:value="0.19995" calcext:value-type="float">
            <text:p>0.19995</text:p>
          </table:table-cell>
          <table:table-cell office:value-type="float" office:value="49.0084" calcext:value-type="float">
            <text:p>49.0084</text:p>
          </table:table-cell>
          <table:table-cell office:value-type="float" office:value="50.0716" calcext:value-type="float">
            <text:p>50.0716</text:p>
          </table:table-cell>
          <table:table-cell office:value-type="float" office:value="3.30998E-017" calcext:value-type="float">
            <text:p>3.30998E-17</text:p>
          </table:table-cell>
          <table:table-cell/>
          <table:table-cell table:formula="of:=([.B22]-[.B21])/([.A22]-[.A21])" office:value-type="float" office:value="8.06060606060594" calcext:value-type="float">
            <text:p>8.0606060606</text:p>
          </table:table-cell>
          <table:table-cell table:formula="of:=([.C22]-[.C21])/([.A22]-[.A21])" office:value-type="float" office:value="9.12121212121204" calcext:value-type="float">
            <text:p>9.1212121212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50.2877" calcext:value-type="float">
            <text:p>50.2877</text:p>
          </table:table-cell>
          <table:table-cell office:value-type="float" office:value="3.3074E-017" calcext:value-type="float">
            <text:p>3.3074E-17</text:p>
          </table:table-cell>
          <table:table-cell/>
          <table:table-cell table:formula="of:=([.B23]-[.B22])/([.A23]-[.A22])" office:value-type="float" office:value="21.6218905472639" calcext:value-type="float">
            <text:p>21.6218905473</text:p>
          </table:table-cell>
          <table:table-cell table:formula="of:=([.C23]-[.C22])/([.A23]-[.A22])" office:value-type="float" office:value="21.5024875621895" calcext:value-type="float">
            <text:p>21.5024875622</text:p>
          </table:table-cell>
          <table:table-cell table:number-columns-repeated="2"/>
        </table:table-row>
        <table:table-row table:style-name="ro1">
          <table:table-cell office:value-type="float" office:value="0.22005" calcext:value-type="float">
            <text:p>0.22005</text:p>
          </table:table-cell>
          <table:table-cell office:value-type="float" office:value="49.1263" calcext:value-type="float">
            <text:p>49.1263</text:p>
          </table:table-cell>
          <table:table-cell office:value-type="float" office:value="50.1812" calcext:value-type="float">
            <text:p>50.1812</text:p>
          </table:table-cell>
          <table:table-cell office:value-type="float" office:value="3.30932E-017" calcext:value-type="float">
            <text:p>3.30932E-17</text:p>
          </table:table-cell>
          <table:table-cell/>
          <table:table-cell table:formula="of:=([.B24]-[.B23])/([.A24]-[.A23])" office:value-type="float" office:value="-9.89054726368184" calcext:value-type="float">
            <text:p>-9.8905472637</text:p>
          </table:table-cell>
          <table:table-cell table:formula="of:=([.C24]-[.C23])/([.A24]-[.A23])" office:value-type="float" office:value="-10.5970149253735" calcext:value-type="float">
            <text:p>-10.5970149254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49.0862" calcext:value-type="float">
            <text:p>49.0862</text:p>
          </table:table-cell>
          <table:table-cell office:value-type="float" office:value="50.1425" calcext:value-type="float">
            <text:p>50.1425</text:p>
          </table:table-cell>
          <table:table-cell office:value-type="float" office:value="3.30933E-017" calcext:value-type="float">
            <text:p>3.30933E-17</text:p>
          </table:table-cell>
          <table:table-cell/>
          <table:table-cell table:formula="of:=([.B25]-[.B24])/([.A25]-[.A24])" office:value-type="float" office:value="-4.0505050505053" calcext:value-type="float">
            <text:p>-4.0505050505</text:p>
          </table:table-cell>
          <table:table-cell table:formula="of:=([.C25]-[.C24])/([.A25]-[.A24])" office:value-type="float" office:value="-3.90909090909077" calcext:value-type="float">
            <text:p>-3.9090909091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9.0782" calcext:value-type="float">
            <text:p>49.0782</text:p>
          </table:table-cell>
          <table:table-cell office:value-type="float" office:value="50.1345" calcext:value-type="float">
            <text:p>50.1345</text:p>
          </table:table-cell>
          <table:table-cell office:value-type="float" office:value="3.30932E-017" calcext:value-type="float">
            <text:p>3.30932E-17</text:p>
          </table:table-cell>
          <table:table-cell/>
          <table:table-cell table:formula="of:=([.B26]-[.B25])/([.A26]-[.A25])" office:value-type="float" office:value="-0.796019900497073" calcext:value-type="float">
            <text:p>-0.7960199005</text:p>
          </table:table-cell>
          <table:table-cell table:formula="of:=([.C26]-[.C25])/([.A26]-[.A25])" office:value-type="float" office:value="-0.796019900497073" calcext:value-type="float">
            <text:p>-0.7960199005</text:p>
          </table:table-cell>
          <table:table-cell table:number-columns-repeated="2"/>
        </table:table-row>
        <table:table-row table:style-name="ro1">
          <table:table-cell office:value-type="float" office:value="0.25005" calcext:value-type="float">
            <text:p>0.25005</text:p>
          </table:table-cell>
          <table:table-cell office:value-type="float" office:value="49.0751" calcext:value-type="float">
            <text:p>49.0751</text:p>
          </table:table-cell>
          <table:table-cell office:value-type="float" office:value="50.1315" calcext:value-type="float">
            <text:p>50.1315</text:p>
          </table:table-cell>
          <table:table-cell office:value-type="float" office:value="3.30946E-017" calcext:value-type="float">
            <text:p>3.30946E-17</text:p>
          </table:table-cell>
          <table:table-cell/>
          <table:table-cell table:formula="of:=([.B27]-[.B26])/([.A27]-[.A26])" office:value-type="float" office:value="-0.308457711443128" calcext:value-type="float">
            <text:p>-0.3084577114</text:p>
          </table:table-cell>
          <table:table-cell table:formula="of:=([.C27]-[.C26])/([.A27]-[.A26])" office:value-type="float" office:value="-0.298507462686578" calcext:value-type="float">
            <text:p>-0.2985074627</text:p>
          </table:table-cell>
          <table:table-cell table:number-columns-repeated="2"/>
        </table:table-row>
        <table:table-row table:style-name="ro1">
          <table:table-cell office:value-type="float" office:value="0.25995" calcext:value-type="float">
            <text:p>0.25995</text:p>
          </table:table-cell>
          <table:table-cell office:value-type="float" office:value="49.0811" calcext:value-type="float">
            <text:p>49.0811</text:p>
          </table:table-cell>
          <table:table-cell office:value-type="float" office:value="50.1389" calcext:value-type="float">
            <text:p>50.1389</text:p>
          </table:table-cell>
          <table:table-cell office:value-type="float" office:value="3.30939E-017" calcext:value-type="float">
            <text:p>3.30939E-17</text:p>
          </table:table-cell>
          <table:table-cell/>
          <table:table-cell table:formula="of:=([.B28]-[.B27])/([.A28]-[.A27])" office:value-type="float" office:value="0.606060606060628" calcext:value-type="float">
            <text:p>0.6060606061</text:p>
          </table:table-cell>
          <table:table-cell table:formula="of:=([.C28]-[.C27])/([.A28]-[.A27])" office:value-type="float" office:value="0.747474747474439" calcext:value-type="float">
            <text:p>0.7474747475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9.1945" calcext:value-type="float">
            <text:p>49.1945</text:p>
          </table:table-cell>
          <table:table-cell office:value-type="float" office:value="50.2627" calcext:value-type="float">
            <text:p>50.2627</text:p>
          </table:table-cell>
          <table:table-cell office:value-type="float" office:value="3.30769E-017" calcext:value-type="float">
            <text:p>3.30769E-17</text:p>
          </table:table-cell>
          <table:table-cell/>
          <table:table-cell table:formula="of:=([.B29]-[.B28])/([.A29]-[.A28])" office:value-type="float" office:value="11.2835820895521" calcext:value-type="float">
            <text:p>11.2835820896</text:p>
          </table:table-cell>
          <table:table-cell table:formula="of:=([.C29]-[.C28])/([.A29]-[.A28])" office:value-type="float" office:value="12.3184079601993" calcext:value-type="float">
            <text:p>12.3184079602</text:p>
          </table:table-cell>
          <table:table-cell table:number-columns-repeated="2"/>
        </table:table-row>
        <table:table-row table:style-name="ro1">
          <table:table-cell office:value-type="float" office:value="0.28005" calcext:value-type="float">
            <text:p>0.28005</text:p>
          </table:table-cell>
          <table:table-cell office:value-type="float" office:value="49.3425" calcext:value-type="float">
            <text:p>49.3425</text:p>
          </table:table-cell>
          <table:table-cell office:value-type="float" office:value="50.4063" calcext:value-type="float">
            <text:p>50.4063</text:p>
          </table:table-cell>
          <table:table-cell office:value-type="float" office:value="3.30615E-017" calcext:value-type="float">
            <text:p>3.30615E-17</text:p>
          </table:table-cell>
          <table:table-cell/>
          <table:table-cell table:formula="of:=([.B30]-[.B29])/([.A30]-[.A29])" office:value-type="float" office:value="14.7263681592043" calcext:value-type="float">
            <text:p>14.7263681592</text:p>
          </table:table-cell>
          <table:table-cell table:formula="of:=([.C30]-[.C29])/([.A30]-[.A29])" office:value-type="float" office:value="14.2885572139303" calcext:value-type="float">
            <text:p>14.2885572139</text:p>
          </table:table-cell>
          <table:table-cell table:number-columns-repeated="2"/>
        </table:table-row>
        <table:table-row table:style-name="ro1">
          <table:table-cell office:value-type="float" office:value="0.28995" calcext:value-type="float">
            <text:p>0.28995</text:p>
          </table:table-cell>
          <table:table-cell office:value-type="float" office:value="49.2599" calcext:value-type="float">
            <text:p>49.2599</text:p>
          </table:table-cell>
          <table:table-cell office:value-type="float" office:value="50.3193" calcext:value-type="float">
            <text:p>50.3193</text:p>
          </table:table-cell>
          <table:table-cell office:value-type="float" office:value="3.30765E-017" calcext:value-type="float">
            <text:p>3.30765E-17</text:p>
          </table:table-cell>
          <table:table-cell/>
          <table:table-cell table:formula="of:=([.B31]-[.B30])/([.A31]-[.A30])" office:value-type="float" office:value="-8.34343434343426" calcext:value-type="float">
            <text:p>-8.3434343434</text:p>
          </table:table-cell>
          <table:table-cell table:formula="of:=([.C31]-[.C30])/([.A31]-[.A30])" office:value-type="float" office:value="-8.7878787878791" calcext:value-type="float">
            <text:p>-8.787878787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9.2744" calcext:value-type="float">
            <text:p>49.2744</text:p>
          </table:table-cell>
          <table:table-cell office:value-type="float" office:value="50.3415" calcext:value-type="float">
            <text:p>50.3415</text:p>
          </table:table-cell>
          <table:table-cell office:value-type="float" office:value="3.3071E-017" calcext:value-type="float">
            <text:p>3.3071E-17</text:p>
          </table:table-cell>
          <table:table-cell/>
          <table:table-cell table:formula="of:=([.B32]-[.B31])/([.A32]-[.A31])" office:value-type="float" office:value="1.44278606965156" calcext:value-type="float">
            <text:p>1.4427860697</text:p>
          </table:table-cell>
          <table:table-cell table:formula="of:=([.C32]-[.C31])/([.A32]-[.A31])" office:value-type="float" office:value="2.2089552238811" calcext:value-type="float">
            <text:p>2.2089552239</text:p>
          </table:table-cell>
          <table:table-cell table:number-columns-repeated="2"/>
        </table:table-row>
        <table:table-row table:style-name="ro1">
          <table:table-cell office:value-type="float" office:value="0.31005" calcext:value-type="float">
            <text:p>0.31005</text:p>
          </table:table-cell>
          <table:table-cell office:value-type="float" office:value="49.44" calcext:value-type="float">
            <text:p>49.44</text:p>
          </table:table-cell>
          <table:table-cell office:value-type="float" office:value="50.5117" calcext:value-type="float">
            <text:p>50.5117</text:p>
          </table:table-cell>
          <table:table-cell office:value-type="float" office:value="3.30491E-017" calcext:value-type="float">
            <text:p>3.30491E-17</text:p>
          </table:table-cell>
          <table:table-cell/>
          <table:table-cell table:formula="of:=([.B33]-[.B32])/([.A33]-[.A32])" office:value-type="float" office:value="16.4776119402983" calcext:value-type="float">
            <text:p>16.4776119403</text:p>
          </table:table-cell>
          <table:table-cell table:formula="of:=([.C33]-[.C32])/([.A33]-[.A32])" office:value-type="float" office:value="16.935323383084" calcext:value-type="float">
            <text:p>16.9353233831</text:p>
          </table:table-cell>
          <table:table-cell table:number-columns-repeated="2"/>
        </table:table-row>
        <table:table-row table:style-name="ro1">
          <table:table-cell office:value-type="float" office:value="0.31995" calcext:value-type="float">
            <text:p>0.31995</text:p>
          </table:table-cell>
          <table:table-cell office:value-type="float" office:value="49.4295" calcext:value-type="float">
            <text:p>49.4295</text:p>
          </table:table-cell>
          <table:table-cell office:value-type="float" office:value="50.4927" calcext:value-type="float">
            <text:p>50.4927</text:p>
          </table:table-cell>
          <table:table-cell office:value-type="float" office:value="3.30557E-017" calcext:value-type="float">
            <text:p>3.30557E-17</text:p>
          </table:table-cell>
          <table:table-cell/>
          <table:table-cell table:formula="of:=([.B34]-[.B33])/([.A34]-[.A33])" office:value-type="float" office:value="-1.0606060606061" calcext:value-type="float">
            <text:p>-1.0606060606</text:p>
          </table:table-cell>
          <table:table-cell table:formula="of:=([.C34]-[.C33])/([.A34]-[.A33])" office:value-type="float" office:value="-1.91919191919176" calcext:value-type="float">
            <text:p>-1.9191919192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9.3565" calcext:value-type="float">
            <text:p>49.3565</text:p>
          </table:table-cell>
          <table:table-cell office:value-type="float" office:value="50.4199" calcext:value-type="float">
            <text:p>50.4199</text:p>
          </table:table-cell>
          <table:table-cell office:value-type="float" office:value="3.30632E-017" calcext:value-type="float">
            <text:p>3.30632E-17</text:p>
          </table:table-cell>
          <table:table-cell/>
          <table:table-cell table:formula="of:=([.B35]-[.B34])/([.A35]-[.A34])" office:value-type="float" office:value="-7.26368159203984" calcext:value-type="float">
            <text:p>-7.263681592</text:p>
          </table:table-cell>
          <table:table-cell table:formula="of:=([.C35]-[.C34])/([.A35]-[.A34])" office:value-type="float" office:value="-7.24378109452745" calcext:value-type="float">
            <text:p>-7.2437810945</text:p>
          </table:table-cell>
          <table:table-cell table:number-columns-repeated="2"/>
        </table:table-row>
        <table:table-row table:style-name="ro1">
          <table:table-cell office:value-type="float" office:value="0.34005" calcext:value-type="float">
            <text:p>0.34005</text:p>
          </table:table-cell>
          <table:table-cell office:value-type="float" office:value="49.337" calcext:value-type="float">
            <text:p>49.337</text:p>
          </table:table-cell>
          <table:table-cell office:value-type="float" office:value="50.4007" calcext:value-type="float">
            <text:p>50.4007</text:p>
          </table:table-cell>
          <table:table-cell office:value-type="float" office:value="3.30639E-017" calcext:value-type="float">
            <text:p>3.30639E-17</text:p>
          </table:table-cell>
          <table:table-cell/>
          <table:table-cell table:formula="of:=([.B36]-[.B35])/([.A36]-[.A35])" office:value-type="float" office:value="-1.94029850746205" calcext:value-type="float">
            <text:p>-1.9402985075</text:p>
          </table:table-cell>
          <table:table-cell table:formula="of:=([.C36]-[.C35])/([.A36]-[.A35])" office:value-type="float" office:value="-1.91044776119382" calcext:value-type="float">
            <text:p>-1.9104477612</text:p>
          </table:table-cell>
          <table:table-cell table:number-columns-repeated="2"/>
        </table:table-row>
        <table:table-row table:style-name="ro1">
          <table:table-cell office:value-type="float" office:value="0.34995" calcext:value-type="float">
            <text:p>0.34995</text:p>
          </table:table-cell>
          <table:table-cell office:value-type="float" office:value="49.3282" calcext:value-type="float">
            <text:p>49.3282</text:p>
          </table:table-cell>
          <table:table-cell office:value-type="float" office:value="50.3922" calcext:value-type="float">
            <text:p>50.3922</text:p>
          </table:table-cell>
          <table:table-cell office:value-type="float" office:value="3.30655E-017" calcext:value-type="float">
            <text:p>3.30655E-17</text:p>
          </table:table-cell>
          <table:table-cell/>
          <table:table-cell table:formula="of:=([.B37]-[.B36])/([.A37]-[.A36])" office:value-type="float" office:value="-0.888888888888969" calcext:value-type="float">
            <text:p>-0.8888888889</text:p>
          </table:table-cell>
          <table:table-cell table:formula="of:=([.C37]-[.C36])/([.A37]-[.A36])" office:value-type="float" office:value="-0.85858585858565" calcext:value-type="float">
            <text:p>-0.8585858586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9.2842" calcext:value-type="float">
            <text:p>49.2842</text:p>
          </table:table-cell>
          <table:table-cell office:value-type="float" office:value="50.3534" calcext:value-type="float">
            <text:p>50.3534</text:p>
          </table:table-cell>
          <table:table-cell office:value-type="float" office:value="3.30746E-017" calcext:value-type="float">
            <text:p>3.30746E-17</text:p>
          </table:table-cell>
          <table:table-cell/>
          <table:table-cell table:formula="of:=([.B38]-[.B37])/([.A38]-[.A37])" office:value-type="float" office:value="-4.37810945273674" calcext:value-type="float">
            <text:p>-4.3781094527</text:p>
          </table:table-cell>
          <table:table-cell table:formula="of:=([.C38]-[.C37])/([.A38]-[.A37])" office:value-type="float" office:value="-3.86069651741315" calcext:value-type="float">
            <text:p>-3.8606965174</text:p>
          </table:table-cell>
          <table:table-cell table:number-columns-repeated="2"/>
        </table:table-row>
        <table:table-row table:style-name="ro1">
          <table:table-cell office:value-type="float" office:value="0.37005" calcext:value-type="float">
            <text:p>0.37005</text:p>
          </table:table-cell>
          <table:table-cell office:value-type="float" office:value="49.0978" calcext:value-type="float">
            <text:p>49.0978</text:p>
          </table:table-cell>
          <table:table-cell office:value-type="float" office:value="50.1846" calcext:value-type="float">
            <text:p>50.1846</text:p>
          </table:table-cell>
          <table:table-cell office:value-type="float" office:value="3.31141E-017" calcext:value-type="float">
            <text:p>3.31141E-17</text:p>
          </table:table-cell>
          <table:table-cell/>
          <table:table-cell table:formula="of:=([.B39]-[.B38])/([.A39]-[.A38])" office:value-type="float" office:value="-18.5472636815918" calcext:value-type="float">
            <text:p>-18.5472636816</text:p>
          </table:table-cell>
          <table:table-cell table:formula="of:=([.C39]-[.C38])/([.A39]-[.A38])" office:value-type="float" office:value="-16.7960199004972" calcext:value-type="float">
            <text:p>-16.7960199005</text:p>
          </table:table-cell>
          <table:table-cell table:number-columns-repeated="2"/>
        </table:table-row>
        <table:table-row table:style-name="ro1">
          <table:table-cell office:value-type="float" office:value="0.37995" calcext:value-type="float">
            <text:p>0.37995</text:p>
          </table:table-cell>
          <table:table-cell office:value-type="float" office:value="48.5216" calcext:value-type="float">
            <text:p>48.5216</text:p>
          </table:table-cell>
          <table:table-cell office:value-type="float" office:value="49.6189" calcext:value-type="float">
            <text:p>49.6189</text:p>
          </table:table-cell>
          <table:table-cell office:value-type="float" office:value="3.32267E-017" calcext:value-type="float">
            <text:p>3.32267E-17</text:p>
          </table:table-cell>
          <table:table-cell/>
          <table:table-cell table:formula="of:=([.B40]-[.B39])/([.A40]-[.A39])" office:value-type="float" office:value="-58.2020202020204" calcext:value-type="float">
            <text:p>-58.202020202</text:p>
          </table:table-cell>
          <table:table-cell table:formula="of:=([.C40]-[.C39])/([.A40]-[.A39])" office:value-type="float" office:value="-57.141414141415" calcext:value-type="float">
            <text:p>-57.141414141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7.1206" calcext:value-type="float">
            <text:p>47.1206</text:p>
          </table:table-cell>
          <table:table-cell office:value-type="float" office:value="48.2121" calcext:value-type="float">
            <text:p>48.2121</text:p>
          </table:table-cell>
          <table:table-cell office:value-type="float" office:value="3.34723E-017" calcext:value-type="float">
            <text:p>3.34723E-17</text:p>
          </table:table-cell>
          <table:table-cell/>
          <table:table-cell table:formula="of:=([.B41]-[.B40])/([.A41]-[.A40])" office:value-type="float" office:value="-139.402985074626" calcext:value-type="float">
            <text:p>-139.4029850746</text:p>
          </table:table-cell>
          <table:table-cell table:formula="of:=([.C41]-[.C40])/([.A41]-[.A40])" office:value-type="float" office:value="-139.980099502487" calcext:value-type="float">
            <text:p>-139.9800995025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44.8771" calcext:value-type="float">
            <text:p>44.8771</text:p>
          </table:table-cell>
          <table:table-cell office:value-type="float" office:value="45.9542" calcext:value-type="float">
            <text:p>45.9542</text:p>
          </table:table-cell>
          <table:table-cell office:value-type="float" office:value="3.38557E-017" calcext:value-type="float">
            <text:p>3.38557E-17</text:p>
          </table:table-cell>
          <table:table-cell/>
          <table:table-cell table:formula="of:=([.B42]-[.B41])/([.A42]-[.A41])" office:value-type="float" office:value="-223.233830845771" calcext:value-type="float">
            <text:p>-223.2338308458</text:p>
          </table:table-cell>
          <table:table-cell table:formula="of:=([.C42]-[.C41])/([.A42]-[.A41])" office:value-type="float" office:value="-224.666666666667" calcext:value-type="float">
            <text:p>-224.6666666667</text:p>
          </table:table-cell>
          <table:table-cell table:number-columns-repeated="2"/>
        </table:table-row>
        <table:table-row table:style-name="ro1">
          <table:table-cell office:value-type="float" office:value="0.40995" calcext:value-type="float">
            <text:p>0.40995</text:p>
          </table:table-cell>
          <table:table-cell office:value-type="float" office:value="41.7675" calcext:value-type="float">
            <text:p>41.7675</text:p>
          </table:table-cell>
          <table:table-cell office:value-type="float" office:value="42.8126" calcext:value-type="float">
            <text:p>42.8126</text:p>
          </table:table-cell>
          <table:table-cell office:value-type="float" office:value="3.44046E-017" calcext:value-type="float">
            <text:p>3.44046E-17</text:p>
          </table:table-cell>
          <table:table-cell/>
          <table:table-cell table:formula="of:=([.B43]-[.B42])/([.A43]-[.A42])" office:value-type="float" office:value="-314.101010101009" calcext:value-type="float">
            <text:p>-314.101010101</text:p>
          </table:table-cell>
          <table:table-cell table:formula="of:=([.C43]-[.C42])/([.A43]-[.A42])" office:value-type="float" office:value="-317.333333333332" calcext:value-type="float">
            <text:p>-317.3333333333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7.5557" calcext:value-type="float">
            <text:p>37.5557</text:p>
          </table:table-cell>
          <table:table-cell office:value-type="float" office:value="38.546" calcext:value-type="float">
            <text:p>38.546</text:p>
          </table:table-cell>
          <table:table-cell office:value-type="float" office:value="3.51716E-017" calcext:value-type="float">
            <text:p>3.51716E-17</text:p>
          </table:table-cell>
          <table:table-cell/>
          <table:table-cell table:formula="of:=([.B44]-[.B43])/([.A44]-[.A43])" office:value-type="float" office:value="-419.08457711443" calcext:value-type="float">
            <text:p>-419.0845771144</text:p>
          </table:table-cell>
          <table:table-cell table:formula="of:=([.C44]-[.C43])/([.A44]-[.A43])" office:value-type="float" office:value="-424.537313432838" calcext:value-type="float">
            <text:p>-424.5373134328</text:p>
          </table:table-cell>
          <table:table-cell table:number-columns-repeated="2"/>
        </table:table-row>
        <table:table-row table:style-name="ro1">
          <table:table-cell office:value-type="float" office:value="0.43005" calcext:value-type="float">
            <text:p>0.43005</text:p>
          </table:table-cell>
          <table:table-cell office:value-type="float" office:value="32.319" calcext:value-type="float">
            <text:p>32.319</text:p>
          </table:table-cell>
          <table:table-cell office:value-type="float" office:value="33.2272" calcext:value-type="float">
            <text:p>33.2272</text:p>
          </table:table-cell>
          <table:table-cell office:value-type="float" office:value="3.61872E-017" calcext:value-type="float">
            <text:p>3.61872E-17</text:p>
          </table:table-cell>
          <table:table-cell/>
          <table:table-cell table:formula="of:=([.B45]-[.B44])/([.A45]-[.A44])" office:value-type="float" office:value="-521.064676616912" calcext:value-type="float">
            <text:p>-521.0646766169</text:p>
          </table:table-cell>
          <table:table-cell table:formula="of:=([.C45]-[.C44])/([.A45]-[.A44])" office:value-type="float" office:value="-529.233830845768" calcext:value-type="float">
            <text:p>-529.2338308458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26.4471" calcext:value-type="float">
            <text:p>26.4471</text:p>
          </table:table-cell>
          <table:table-cell office:value-type="float" office:value="27.244" calcext:value-type="float">
            <text:p>27.244</text:p>
          </table:table-cell>
          <table:table-cell office:value-type="float" office:value="3.74012E-017" calcext:value-type="float">
            <text:p>3.74012E-17</text:p>
          </table:table-cell>
          <table:table-cell/>
          <table:table-cell table:formula="of:=([.B46]-[.B45])/([.A46]-[.A45])" office:value-type="float" office:value="-593.121212121211" calcext:value-type="float">
            <text:p>-593.1212121212</text:p>
          </table:table-cell>
          <table:table-cell table:formula="of:=([.C46]-[.C45])/([.A46]-[.A45])" office:value-type="float" office:value="-604.363636363636" calcext:value-type="float">
            <text:p>-604.3636363636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0.3067" calcext:value-type="float">
            <text:p>20.3067</text:p>
          </table:table-cell>
          <table:table-cell office:value-type="float" office:value="20.9672" calcext:value-type="float">
            <text:p>20.9672</text:p>
          </table:table-cell>
          <table:table-cell office:value-type="float" office:value="3.87805E-017" calcext:value-type="float">
            <text:p>3.87805E-17</text:p>
          </table:table-cell>
          <table:table-cell/>
          <table:table-cell table:formula="of:=([.B47]-[.B46])/([.A47]-[.A46])" office:value-type="float" office:value="-610.985074626869" calcext:value-type="float">
            <text:p>-610.9850746269</text:p>
          </table:table-cell>
          <table:table-cell table:formula="of:=([.C47]-[.C46])/([.A47]-[.A46])" office:value-type="float" office:value="-624.557213930352" calcext:value-type="float">
            <text:p>-624.5572139304</text:p>
          </table:table-cell>
          <table:table-cell table:number-columns-repeated="2"/>
        </table:table-row>
        <table:table-row table:style-name="ro1">
          <table:table-cell office:value-type="float" office:value="0.46005" calcext:value-type="float">
            <text:p>0.46005</text:p>
          </table:table-cell>
          <table:table-cell office:value-type="float" office:value="14.5947" calcext:value-type="float">
            <text:p>14.5947</text:p>
          </table:table-cell>
          <table:table-cell office:value-type="float" office:value="15.1145" calcext:value-type="float">
            <text:p>15.1145</text:p>
          </table:table-cell>
          <table:table-cell office:value-type="float" office:value="4.0183E-017" calcext:value-type="float">
            <text:p>4.0183E-17</text:p>
          </table:table-cell>
          <table:table-cell/>
          <table:table-cell table:formula="of:=([.B48]-[.B47])/([.A48]-[.A47])" office:value-type="float" office:value="-568.358208955224" calcext:value-type="float">
            <text:p>-568.3582089552</text:p>
          </table:table-cell>
          <table:table-cell table:formula="of:=([.C48]-[.C47])/([.A48]-[.A47])" office:value-type="float" office:value="-582.358208955224" calcext:value-type="float">
            <text:p>-582.3582089552</text:p>
          </table:table-cell>
          <table:table-cell table:number-columns-repeated="2"/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9.82504" calcext:value-type="float">
            <text:p>9.82504</text:p>
          </table:table-cell>
          <table:table-cell office:value-type="float" office:value="10.2225" calcext:value-type="float">
            <text:p>10.2225</text:p>
          </table:table-cell>
          <table:table-cell office:value-type="float" office:value="4.14817E-017" calcext:value-type="float">
            <text:p>4.14817E-17</text:p>
          </table:table-cell>
          <table:table-cell/>
          <table:table-cell table:formula="of:=([.B49]-[.B48])/([.A49]-[.A48])" office:value-type="float" office:value="-481.783838383837" calcext:value-type="float">
            <text:p>-481.7838383838</text:p>
          </table:table-cell>
          <table:table-cell table:formula="of:=([.C49]-[.C48])/([.A49]-[.A48])" office:value-type="float" office:value="-494.141414141413" calcext:value-type="float">
            <text:p>-494.141414141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.0522" calcext:value-type="float">
            <text:p>6.0522</text:p>
          </table:table-cell>
          <table:table-cell office:value-type="float" office:value="6.34979" calcext:value-type="float">
            <text:p>6.34979</text:p>
          </table:table-cell>
          <table:table-cell office:value-type="float" office:value="4.25871E-017" calcext:value-type="float">
            <text:p>4.25871E-17</text:p>
          </table:table-cell>
          <table:table-cell/>
          <table:table-cell table:formula="of:=([.B50]-[.B49])/([.A50]-[.A49])" office:value-type="float" office:value="-375.406965174131" calcext:value-type="float">
            <text:p>-375.4069651741</text:p>
          </table:table-cell>
          <table:table-cell table:formula="of:=([.C50]-[.C49])/([.A50]-[.A49])" office:value-type="float" office:value="-385.344278606967" calcext:value-type="float">
            <text:p>-385.344278607</text:p>
          </table:table-cell>
          <table:table-cell table:number-columns-repeated="2"/>
        </table:table-row>
        <table:table-row table:style-name="ro1">
          <table:table-cell office:value-type="float" office:value="0.49005" calcext:value-type="float">
            <text:p>0.49005</text:p>
          </table:table-cell>
          <table:table-cell office:value-type="float" office:value="3.36505" calcext:value-type="float">
            <text:p>3.36505</text:p>
          </table:table-cell>
          <table:table-cell office:value-type="float" office:value="3.58723" calcext:value-type="float">
            <text:p>3.58723</text:p>
          </table:table-cell>
          <table:table-cell office:value-type="float" office:value="4.34357E-017" calcext:value-type="float">
            <text:p>4.34357E-17</text:p>
          </table:table-cell>
          <table:table-cell/>
          <table:table-cell table:formula="of:=([.B51]-[.B50])/([.A51]-[.A50])" office:value-type="float" office:value="-267.378109452735" calcext:value-type="float">
            <text:p>-267.3781094527</text:p>
          </table:table-cell>
          <table:table-cell table:formula="of:=([.C51]-[.C50])/([.A51]-[.A50])" office:value-type="float" office:value="-274.881592039799" calcext:value-type="float">
            <text:p>-274.8815920398</text:p>
          </table:table-cell>
          <table:table-cell table:number-columns-repeated="2"/>
        </table:table-row>
        <table:table-row table:style-name="ro1">
          <table:table-cell office:value-type="float" office:value="0.49995" calcext:value-type="float">
            <text:p>0.49995</text:p>
          </table:table-cell>
          <table:table-cell office:value-type="float" office:value="1.68552" calcext:value-type="float">
            <text:p>1.68552</text:p>
          </table:table-cell>
          <table:table-cell office:value-type="float" office:value="1.85632" calcext:value-type="float">
            <text:p>1.85632</text:p>
          </table:table-cell>
          <table:table-cell office:value-type="float" office:value="4.39916E-017" calcext:value-type="float">
            <text:p>4.39916E-17</text:p>
          </table:table-cell>
          <table:table-cell/>
          <table:table-cell table:formula="of:=([.B52]-[.B51])/([.A52]-[.A51])" office:value-type="float" office:value="-169.649494949495" calcext:value-type="float">
            <text:p>-169.6494949495</text:p>
          </table:table-cell>
          <table:table-cell table:formula="of:=([.C52]-[.C51])/([.A52]-[.A51])" office:value-type="float" office:value="-174.839393939394" calcext:value-type="float">
            <text:p>-174.8393939394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775061" calcext:value-type="float">
            <text:p>0.775061</text:p>
          </table:table-cell>
          <table:table-cell office:value-type="float" office:value="0.931438" calcext:value-type="float">
            <text:p>0.931438</text:p>
          </table:table-cell>
          <table:table-cell office:value-type="float" office:value="4.46913E-017" calcext:value-type="float">
            <text:p>4.46913E-17</text:p>
          </table:table-cell>
          <table:table-cell/>
          <table:table-cell table:formula="of:=([.B53]-[.B52])/([.A53]-[.A52])" office:value-type="float" office:value="-90.5929353233836" calcext:value-type="float">
            <text:p>-90.5929353234</text:p>
          </table:table-cell>
          <table:table-cell table:formula="of:=([.C53]-[.C52])/([.A53]-[.A52])" office:value-type="float" office:value="-92.028059701493" calcext:value-type="float">
            <text:p>-92.0280597015</text:p>
          </table:table-cell>
          <table:table-cell table:number-columns-repeated="2"/>
        </table:table-row>
        <table:table-row table:style-name="ro1">
          <table:table-cell office:value-type="float" office:value="0.52005" calcext:value-type="float">
            <text:p>0.52005</text:p>
          </table:table-cell>
          <table:table-cell office:value-type="float" office:value="0.364168" calcext:value-type="float">
            <text:p>0.364168</text:p>
          </table:table-cell>
          <table:table-cell office:value-type="float" office:value="0.578259" calcext:value-type="float">
            <text:p>0.578259</text:p>
          </table:table-cell>
          <table:table-cell office:value-type="float" office:value="4.50984E-017" calcext:value-type="float">
            <text:p>4.50984E-17</text:p>
          </table:table-cell>
          <table:table-cell/>
          <table:table-cell table:formula="of:=([.B54]-[.B53])/([.A54]-[.A53])" office:value-type="float" office:value="-40.8848756218905" calcext:value-type="float">
            <text:p>-40.8848756219</text:p>
          </table:table-cell>
          <table:table-cell table:formula="of:=([.C54]-[.C53])/([.A54]-[.A53])" office:value-type="float" office:value="-35.1421890547264" calcext:value-type="float">
            <text:p>-35.1421890547</text:p>
          </table:table-cell>
          <table:table-cell table:number-columns-repeated="2"/>
        </table:table-row>
        <table:table-row table:style-name="ro1">
          <table:table-cell office:value-type="float" office:value="0.52995" calcext:value-type="float">
            <text:p>0.52995</text:p>
          </table:table-cell>
          <table:table-cell office:value-type="float" office:value="0.192287" calcext:value-type="float">
            <text:p>0.192287</text:p>
          </table:table-cell>
          <table:table-cell office:value-type="float" office:value="0.519574" calcext:value-type="float">
            <text:p>0.519574</text:p>
          </table:table-cell>
          <table:table-cell office:value-type="float" office:value="4.53693E-017" calcext:value-type="float">
            <text:p>4.53693E-17</text:p>
          </table:table-cell>
          <table:table-cell/>
          <table:table-cell table:formula="of:=([.B55]-[.B54])/([.A55]-[.A54])" office:value-type="float" office:value="-17.3617171717171" calcext:value-type="float">
            <text:p>-17.3617171717</text:p>
          </table:table-cell>
          <table:table-cell table:formula="of:=([.C55]-[.C54])/([.A55]-[.A54])" office:value-type="float" office:value="-5.92777777777777" calcext:value-type="float">
            <text:p>-5.927777777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978664" calcext:value-type="float">
            <text:p>0.0978664</text:p>
          </table:table-cell>
          <table:table-cell office:value-type="float" office:value="0.58696" calcext:value-type="float">
            <text:p>0.58696</text:p>
          </table:table-cell>
          <table:table-cell office:value-type="float" office:value="4.51394E-017" calcext:value-type="float">
            <text:p>4.51394E-17</text:p>
          </table:table-cell>
          <table:table-cell/>
          <table:table-cell table:formula="of:=([.B56]-[.B55])/([.A56]-[.A55])" office:value-type="float" office:value="-9.39508457711442" calcext:value-type="float">
            <text:p>-9.3950845771</text:p>
          </table:table-cell>
          <table:table-cell table:formula="of:=([.C56]-[.C55])/([.A56]-[.A55])" office:value-type="float" office:value="6.70507462686568" calcext:value-type="float">
            <text:p>6.7050746269</text:p>
          </table:table-cell>
          <table:table-cell table:number-columns-repeated="2"/>
        </table:table-row>
        <table:table-row table:style-name="ro1">
          <table:table-cell office:value-type="float" office:value="0.55005" calcext:value-type="float">
            <text:p>0.55005</text:p>
          </table:table-cell>
          <table:table-cell office:value-type="float" office:value="-0.0760006" calcext:value-type="float">
            <text:p>-0.0760006</text:p>
          </table:table-cell>
          <table:table-cell office:value-type="float" office:value="0.603891" calcext:value-type="float">
            <text:p>0.603891</text:p>
          </table:table-cell>
          <table:table-cell office:value-type="float" office:value="4.29325E-017" calcext:value-type="float">
            <text:p>4.29325E-17</text:p>
          </table:table-cell>
          <table:table-cell/>
          <table:table-cell table:formula="of:=([.B57]-[.B56])/([.A57]-[.A56])" office:value-type="float" office:value="-17.3001990049751" calcext:value-type="float">
            <text:p>-17.300199005</text:p>
          </table:table-cell>
          <table:table-cell table:formula="of:=([.C57]-[.C56])/([.A57]-[.A56])" office:value-type="float" office:value="1.68467661691541" calcext:value-type="float">
            <text:p>1.6846766169</text:p>
          </table:table-cell>
          <table:table-cell table:number-columns-repeated="2"/>
        </table:table-row>
        <table:table-row table:style-name="ro1">
          <table:table-cell office:value-type="float" office:value="0.55995" calcext:value-type="float">
            <text:p>0.55995</text:p>
          </table:table-cell>
          <table:table-cell office:value-type="float" office:value="-0.33283" calcext:value-type="float">
            <text:p>-0.33283</text:p>
          </table:table-cell>
          <table:table-cell office:value-type="float" office:value="0.536303" calcext:value-type="float">
            <text:p>0.536303</text:p>
          </table:table-cell>
          <table:table-cell office:value-type="float" office:value="3.87776E-017" calcext:value-type="float">
            <text:p>3.87776E-17</text:p>
          </table:table-cell>
          <table:table-cell/>
          <table:table-cell table:formula="of:=([.B58]-[.B57])/([.A58]-[.A57])" office:value-type="float" office:value="-25.9423636363636" calcext:value-type="float">
            <text:p>-25.9423636364</text:p>
          </table:table-cell>
          <table:table-cell table:formula="of:=([.C58]-[.C57])/([.A58]-[.A57])" office:value-type="float" office:value="-6.82707070707069" calcext:value-type="float">
            <text:p>-6.827070707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681178" calcext:value-type="float">
            <text:p>-0.681178</text:p>
          </table:table-cell>
          <table:table-cell office:value-type="float" office:value="0.341829" calcext:value-type="float">
            <text:p>0.341829</text:p>
          </table:table-cell>
          <table:table-cell office:value-type="float" office:value="3.62311E-017" calcext:value-type="float">
            <text:p>3.62311E-17</text:p>
          </table:table-cell>
          <table:table-cell/>
          <table:table-cell table:formula="of:=([.B59]-[.B58])/([.A59]-[.A58])" office:value-type="float" office:value="-34.6614925373134" calcext:value-type="float">
            <text:p>-34.6614925373</text:p>
          </table:table-cell>
          <table:table-cell table:formula="of:=([.C59]-[.C58])/([.A59]-[.A58])" office:value-type="float" office:value="-19.3506467661691" calcext:value-type="float">
            <text:p>-19.3506467662</text:p>
          </table:table-cell>
          <table:table-cell table:number-columns-repeated="2"/>
        </table:table-row>
        <table:table-row table:style-name="ro1">
          <table:table-cell office:value-type="float" office:value="0.58005" calcext:value-type="float">
            <text:p>0.58005</text:p>
          </table:table-cell>
          <table:table-cell office:value-type="float" office:value="-1.0809" calcext:value-type="float">
            <text:p>-1.0809</text:p>
          </table:table-cell>
          <table:table-cell office:value-type="float" office:value="0.0183652" calcext:value-type="float">
            <text:p>0.0183652</text:p>
          </table:table-cell>
          <table:table-cell office:value-type="float" office:value="3.67691E-017" calcext:value-type="float">
            <text:p>3.67691E-17</text:p>
          </table:table-cell>
          <table:table-cell/>
          <table:table-cell table:formula="of:=([.B60]-[.B59])/([.A60]-[.A59])" office:value-type="float" office:value="-39.7733333333333" calcext:value-type="float">
            <text:p>-39.7733333333</text:p>
          </table:table-cell>
          <table:table-cell table:formula="of:=([.C60]-[.C59])/([.A60]-[.A59])" office:value-type="float" office:value="-32.1854527363184" calcext:value-type="float">
            <text:p>-32.1854527363</text:p>
          </table:table-cell>
          <table:table-cell table:number-columns-repeated="2"/>
        </table:table-row>
        <table:table-row table:style-name="ro1">
          <table:table-cell office:value-type="float" office:value="0.58995" calcext:value-type="float">
            <text:p>0.58995</text:p>
          </table:table-cell>
          <table:table-cell office:value-type="float" office:value="-1.36717" calcext:value-type="float">
            <text:p>-1.36717</text:p>
          </table:table-cell>
          <table:table-cell office:value-type="float" office:value="-0.291674" calcext:value-type="float">
            <text:p>-0.291674</text:p>
          </table:table-cell>
          <table:table-cell office:value-type="float" office:value="3.6072E-017" calcext:value-type="float">
            <text:p>3.6072E-17</text:p>
          </table:table-cell>
          <table:table-cell/>
          <table:table-cell table:formula="of:=([.B61]-[.B60])/([.A61]-[.A60])" office:value-type="float" office:value="-28.9161616161616" calcext:value-type="float">
            <text:p>-28.9161616162</text:p>
          </table:table-cell>
          <table:table-cell table:formula="of:=([.C61]-[.C60])/([.A61]-[.A60])" office:value-type="float" office:value="-31.3170909090908" calcext:value-type="float">
            <text:p>-31.317090909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56291" calcext:value-type="float">
            <text:p>-1.56291</text:p>
          </table:table-cell>
          <table:table-cell office:value-type="float" office:value="-0.609115" calcext:value-type="float">
            <text:p>-0.609115</text:p>
          </table:table-cell>
          <table:table-cell office:value-type="float" office:value="3.80625E-017" calcext:value-type="float">
            <text:p>3.80625E-17</text:p>
          </table:table-cell>
          <table:table-cell/>
          <table:table-cell table:formula="of:=([.B62]-[.B61])/([.A62]-[.A61])" office:value-type="float" office:value="-19.4766169154229" calcext:value-type="float">
            <text:p>-19.4766169154</text:p>
          </table:table-cell>
          <table:table-cell table:formula="of:=([.C62]-[.C61])/([.A62]-[.A61])" office:value-type="float" office:value="-31.5861691542288" calcext:value-type="float">
            <text:p>-31.58616915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6:26:40.478884048</dc:date>
    <meta:editing-duration>PT1M17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